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Configuration.configure( AbstractItem manageable ,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Configuration.getItemClass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Configuration.Item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temConfiguration.save( AbstractItem manageable , Default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